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00ae00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0000ff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T2" style:family="text">
      <style:text-properties fo:color="#ff0000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T3" style:family="text">
      <style:text-properties fo:color="#00ae00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style:style style:name="T4" style:family="text">
      <style:text-properties fo:color="#0000ff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hatch" draw:fill-color="#ffff00" draw:fill-hatch-name="Red_20_Crossed_20_45_20_Degrees" draw:fill-hatch-solid="false" draw:opacity="70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70%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hatch" draw:fill-color="#ffff00" draw:fill-hatch-name="Red_20_Crossed_20_45_20_Degrees" draw:fill-hatch-solid="false" draw:opacity="70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70%" style:run-through="foreground"/>
    </style:style>
    <style:style style:name="gr4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hatch" draw:fill-color="#ffff00" draw:fill-hatch-name="Red_20_Crossed_20_45_20_Degrees" draw:fill-hatch-solid="false" draw:opacity="70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70%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опрос: как же работает run( )?</text:p>
      <text:p text:style-name="Standard">Ответ:</text:p>
      <text:p text:style-name="Standard">В объекте типа Net есть map&lt;int, Neuron&gt;; </text:p>
      <text:p text:style-name="Standard">кругом для обращения к нейрону используется итератор на этот map, имеющий тип NeuronIter.</text:p>
      <text:p text:style-name="Standard"/>
      <text:p text:style-name="Standard">В Net также есть vector&lt;NeuronIter&gt; inputNeurons. </text:p>
      <text:p text:style-name="Standard"/>
      <text:p text:style-name="Standard">run() пользуется понятием фронта — списка активных нейронов.</text:p>
      <text:p text:style-name="Standard">Рассмотрим следующую топологию (в кружках вписаны номера нейронов):</text:p>
      <text:p text:style-name="Standard"/>
      <text:p text:style-name="Standard"><draw:g text:anchor-type="paragraph" draw:z-index="0" draw:style-name="gr1"><draw:custom-shape draw:style-name="gr2" draw:text-style-name="P6" svg:width="1.001cm" svg:height="1.001cm" svg:x="5.706cm" svg:y="0.026cm"><text:p text:style-name="P5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svg:width="1.001cm" svg:height="1.001cm" svg:x="5.706cm" svg:y="6.526cm"><text:p text:style-name="P5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" svg:width="1.001cm" svg:height="1.001cm" svg:x="7.707cm" svg:y="3.526cm"><text:p text:style-name="P5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6" svg:width="1.001cm" svg:height="1.001cm" svg:x="5.706cm" svg:y="3.526cm"><text:p text:style-name="P5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" svg:width="1.001cm" svg:height="1.001cm" svg:x="3.706cm" svg:y="3.526cm"><text:p text:style-name="P5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" svg:x1="6.206cm" svg:y1="6.526cm" svg:x2="6.206cm" svg:y2="4.526cm"><text:p/></draw:line><draw:line draw:style-name="gr8" draw:text-style-name="P6" svg:x1="5.706cm" svg:y1="6.526cm" svg:x2="4.206cm" svg:y2="4.526cm"><text:p/></draw:line><draw:line draw:style-name="gr9" draw:text-style-name="P6" svg:x1="6.706cm" svg:y1="6.526cm" svg:x2="8.206cm" svg:y2="4.526cm"><text:p/></draw:line><draw:line draw:style-name="gr10" draw:text-style-name="P6" svg:x1="4.206cm" svg:y1="3.525cm" svg:x2="5.706cm" svg:y2="1.025cm"><text:p/></draw:line><draw:line draw:style-name="gr11" draw:text-style-name="P6" svg:x1="6.206cm" svg:y1="3.525cm" svg:x2="6.206cm" svg:y2="1.025cm"><text:p/></draw:line><draw:line draw:style-name="gr12" draw:text-style-name="P6" svg:x1="8.206cm" svg:y1="3.525cm" svg:x2="6.706cm" svg:y2="1.025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десь нейрон 1 — входной, 4 — выходной.</text:p>
      <text:list xml:id="list635067557" text:style-name="L3">
        <text:list-item>
          <text:p text:style-name="P3">Шаг первый — считаем что фронт состоит из входных нейронов. Теперь фронт — {1}</text:p>
        </text:list-item>
        <text:list-item>
          <text:p text:style-name="P3">для входных нейронов назначается параметр hops=1 (расстояние от входа)</text:p>
        </text:list-item>
      </text:list>
      <text:list xml:id="list250566093" text:style-name="L2">
        <text:list-item>
          <text:p text:style-name="P2">запускаем обработку. Далее описывает обработка текущего фронта</text:p>
        </text:list-item>
      </text:list>
      <text:list xml:id="list359291886" text:style-name="L1">
        <text:list-item>
          <text:p text:style-name="P1">из фронта {1} удаляются дубликаты (сейчас их нет)</text:p>
        </text:list-item>
        <text:list-item>
          <text:p text:style-name="P1">для каждого нейрона из текущего фронта смотрим, к какому потоку он привязан(на рисунке внизу отмечен красным цветом)</text:p>
        </text:list-item>
        <text:list-item>
          <text:p text:style-name="P1">определяем, какой поток будет обрабатывать этот нейрон (написан красным цветом на рисунке внизу). Пояснение: сеть может быть спроектирована на запуск 10-ю потоками, но на текущей машине это нецелесообразно, так что 10 потоков задуманных ранее делятся между реальными потоками, доступными в данный момент. Для этого примера все выполняется в 2 потока.</text:p>
        </text:list-item>
        <text:list-item>
          <text:p text:style-name="P1">Входной нейрон обрабатывается потоком №0, это мы уже определили</text:p>
        </text:list-item>
        <text:list-item>
          <text:p text:style-name="P1">для текущего пула потоков, если для потока есть работа, то поток создается и ему на обработку подается список нейронов. Пока что создается 1 поток и ему передается список нейронов {1}</text:p>
        </text:list-item>
        <text:list-item>
          <text:p text:style-name="P1">поток для каждого нейрона, который ему передали на обработку вызывает ф-ю Runner-&gt;run(), передавая ей в качестве параметра нейрон. </text:p>
        </text:list-item>
        <text:list-item>
          <text:p text:style-name="P1">Таким образом, хранимый в сети Runner собственно делает с нейроном все что угодно. Например осуществляет прямое распространение. </text:p>
        </text:list-item>
        <text:list-item>
          <text:p text:style-name="P1">В данном примере FeedforwardRunner смотрит, какие нейроны подают вход для текущего нейрона(в нашем примере никто не подает вход), вычисляет для нейрона локальное рецептивное поле и вызывает ф-ю activate() для нейрона.</text:p>
        </text:list-item>
        <text:list-item>
          <text:p text:style-name="P1">Тем временем, пока поток №0 обрабатывает нейрон №1, ф-я Net::run() определяет, <text:soft-page-break/>какие нейроны подключены к текущим, находящимся в обработке и формирует новый фронт</text:p>
        </text:list-item>
      </text:list>
      <text:p text:style-name="Standard"><draw:g text:anchor-type="paragraph" draw:z-index="1" draw:style-name="gr1"><draw:custom-shape draw:style-name="gr13" draw:text-style-name="P6" svg:width="1.001cm" svg:height="1.001cm" svg:x="6.692cm" svg:y="0.935cm"><text:p text:style-name="P5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6" svg:width="1.001cm" svg:height="1.001cm" svg:x="6.692cm" svg:y="7.435cm"><text:p text:style-name="P5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" svg:width="1.001cm" svg:height="1.001cm" svg:x="8.692cm" svg:y="4.435cm"><text:p text:style-name="P5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6" svg:width="1.001cm" svg:height="1.001cm" svg:x="6.692cm" svg:y="4.435cm"><text:p text:style-name="P5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" svg:width="1.001cm" svg:height="1.001cm" svg:x="4.694cm" svg:y="4.435cm"><text:p text:style-name="P5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6" svg:x1="7.193cm" svg:y1="7.435cm" svg:x2="7.193cm" svg:y2="5.435cm"><text:p/></draw:line><draw:line draw:style-name="gr19" draw:text-style-name="P6" svg:x1="6.693cm" svg:y1="7.435cm" svg:x2="5.193cm" svg:y2="5.435cm"><text:p/></draw:line><draw:line draw:style-name="gr20" draw:text-style-name="P6" svg:x1="7.693cm" svg:y1="7.435cm" svg:x2="9.193cm" svg:y2="5.435cm"><text:p/></draw:line><draw:line draw:style-name="gr21" draw:text-style-name="P6" svg:x1="5.193cm" svg:y1="4.435cm" svg:x2="6.693cm" svg:y2="1.935cm"><text:p/></draw:line><draw:line draw:style-name="gr22" draw:text-style-name="P6" svg:x1="7.193cm" svg:y1="4.435cm" svg:x2="7.193cm" svg:y2="1.935cm"><text:p/></draw:line><draw:line draw:style-name="gr23" draw:text-style-name="P6" svg:x1="9.193cm" svg:y1="4.435cm" svg:x2="7.693cm" svg:y2="1.935cm"><text:p/></draw:line><draw:frame draw:style-name="gr24" draw:text-style-name="P8" svg:width="0.858cm" svg:height="0.983cm" svg:x="5.84cm" svg:y="6.973cm"><draw:text-box><text:p text:style-name="P7"><text:span text:style-name="T2">0</text:span></text:p></draw:text-box></draw:frame><draw:frame draw:style-name="gr25" draw:text-style-name="P8" svg:width="0.858cm" svg:height="0.983cm" svg:x="3.84cm" svg:y="3.936cm"><draw:text-box><text:p text:style-name="P7"><text:span text:style-name="T2">0</text:span></text:p></draw:text-box></draw:frame><draw:frame draw:style-name="gr26" draw:text-style-name="P8" svg:width="0.858cm" svg:height="0.983cm" svg:x="5.84cm" svg:y="3.973cm"><draw:text-box><text:p text:style-name="P7"><text:span text:style-name="T2">0</text:span></text:p></draw:text-box></draw:frame><draw:frame draw:style-name="gr27" draw:text-style-name="P8" svg:width="0.858cm" svg:height="0.983cm" svg:x="5.84cm" svg:y="0.473cm"><draw:text-box><text:p text:style-name="P7"><text:span text:style-name="T2">0</text:span></text:p></draw:text-box></draw:frame><draw:frame draw:style-name="gr28" draw:text-style-name="P8" svg:width="0.858cm" svg:height="0.983cm" svg:x="7.841cm" svg:y="3.973cm"><draw:text-box><text:p text:style-name="P7"><text:span text:style-name="T2">1</text:span></text:p></draw:text-box></draw:frame><draw:frame draw:style-name="gr29" draw:text-style-name="P9" svg:width="0.858cm" svg:height="0.983cm" svg:x="7.841cm" svg:y="7.934cm"><draw:text-box><text:p text:style-name="P7"><text:span text:style-name="T3">1</text:span></text:p></draw:text-box></draw:frame><draw:frame draw:style-name="gr30" draw:text-style-name="P9" svg:width="0.858cm" svg:height="0.983cm" svg:x="7.841cm" svg:y="1.434cm"><draw:text-box><text:p text:style-name="P7"><text:span text:style-name="T3">3</text:span></text:p></draw:text-box></draw:frame><draw:frame draw:style-name="gr31" draw:text-style-name="P9" svg:width="0.858cm" svg:height="0.983cm" svg:x="9.34cm" svg:y="4.973cm"><draw:text-box><text:p text:style-name="P7"><text:span text:style-name="T3">2</text:span></text:p></draw:text-box></draw:frame><draw:frame draw:style-name="gr32" draw:text-style-name="P9" svg:width="0.858cm" svg:height="0.983cm" svg:x="7.34cm" svg:y="4.973cm"><draw:text-box><text:p text:style-name="P7"><text:span text:style-name="T3">2</text:span></text:p></draw:text-box></draw:frame><draw:frame draw:style-name="gr33" draw:text-style-name="P9" svg:width="0.858cm" svg:height="0.983cm" svg:x="5.694cm" svg:y="4.936cm"><draw:text-box><text:p text:style-name="P7"><text:span text:style-name="T3">2</text:span></text:p></draw:text-box></draw:frame><draw:frame draw:style-name="gr34" draw:text-style-name="P9" svg:width="2.516cm" svg:height="1.714cm" svg:x="9.193cm" svg:y="6.761cm"><draw:text-box><text:p text:style-name="P7"><text:span text:style-name="T3">Hops</text:span></text:p><text:p text:style-name="P7"><text:span text:style-name="T2">Thread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55011024" text:continue-numbering="true" text:style-name="L1">
        <text:list-item>
          <text:p text:style-name="P1">из фронта удаляется нейрон 1 (фронт становится пустым) и добавляет в него те нейроны, к которым подключен нейрон №1 (рассматриваются только исходящие соединения)</text:p>
        </text:list-item>
        <text:list-item>
          <text:p text:style-name="P1">такими нейронами становятся нейроны №2, 3, 5. </text:p>
        </text:list-item>
        <text:list-item>
          <text:p text:style-name="P1">для нейронов 2,3,5 ставится параметр hops = 1.hops + 1, т.е. hops = 2</text:p>
        </text:list-item>
        <text:list-item>
          <text:p text:style-name="P1">удаляем дубликаты(их и так нет)</text:p>
        </text:list-item>
        <text:list-item>
          <text:p text:style-name="P1">определяем, какие потоки обрабатывают эти нейроны и сколько у нас имеется потоков вообще. Получается 2 очереди — для потока №1 {2,3} и для потока №2 {5}</text:p>
        </text:list-item>
        <text:list-item>
          <text:p text:style-name="P1">передаем очереди на обработку потокам, после чего опять формируем новый фронт</text:p>
        </text:list-item>
        <text:list-item>
          <text:p text:style-name="P1">поочередно смотрим, к кому подключен нейрон 2, 3, 5 и удаляем из списка дубликаты. Получаем {4} и передаем этот список на обработку потоку №1 (т.к. Очередь для потока №2 пуста, то поток №2 не создается)</text:p>
        </text:list-item>
        <text:list-item>
          <text:p text:style-name="P1">поток обрабатывает нейрон №4, таким образом, сам того не зная, формирует выход всей сети</text:p>
        </text:list-item>
        <text:list-item>
          <text:p text:style-name="P1">определяем новый фронт. </text:p>
        </text:list-item>
        <text:list-item>
          <text:p text:style-name="P1">К кому подключен нейрон №4? А ни к кому! Значит фронт — пустой.</text:p>
        </text:list-item>
        <text:list-item>
          <text:p text:style-name="P1">Цикл заканчивается.</text:p>
        </text:list-item>
      </text:list>
      <text:p text:style-name="Standard"/>
      <text:p text:style-name="Standard">Зачем нужен параметр hops? Для рекурсии. Если есть исходящие связи от нейронов в верхних слоях к нейронам в нижних слоях, то при обработке нейрона верхнего слоя смотрим, к каким нейронам ведут исходящие связи. Если для тех нейронов еще не определен параметр hops, то очевидно, что это нейроны более высокого слоя. Тогда мы ставим ему hops = свой_hops + 1. Если hops уже стоит и он больше чем свой_hops — значит это нейрон более высокого слоя и ему уже поставили параметр hops(этот анализ выполняется в 1 поток! Так что нет никаких гонок). А вот если hops есть и он меньше чем текущий hops, то значит, что это рекуррентная связь. Мы такую связь пропускаем. Но она все-равно будет корректно обработана.</text:p>
      <text:p text:style-name="Standard">А если hops == свой_hops? Тогда это значит, что есть рекуррентные связи внутри одного слоя. Такие связи пока не реализованы. Сейчас поясню почему. Рассмотрим следующую модель:</text:p>
      <text:p text:style-name="Standard"><text:soft-page-break/></text:p>
      <text:p text:style-name="Standard"/>
      <text:p text:style-name="Standard"><draw:g text:anchor-type="paragraph" draw:z-index="2" draw:style-name="gr1"><draw:custom-shape draw:style-name="gr35" draw:text-style-name="P6" svg:width="1.001cm" svg:height="1.001cm" svg:x="8.495cm" svg:y="0.873cm"><text:p text:style-name="P5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6" draw:text-style-name="P8" svg:width="0.858cm" svg:height="0.983cm" svg:x="7.641cm" svg:y="0.411cm"><draw:text-box><text:p text:style-name="P7"><text:span text:style-name="T2">0</text:span></text:p></draw:text-box></draw:frame><draw:frame draw:style-name="gr37" draw:text-style-name="P9" svg:width="0.858cm" svg:height="0.983cm" svg:x="9.642cm" svg:y="1.372cm"><draw:text-box><text:p text:style-name="P7"><text:span text:style-name="T3">2</text:span></text:p></draw:text-box></draw:frame><draw:custom-shape draw:style-name="gr38" draw:text-style-name="P6" svg:width="1.001cm" svg:height="1.001cm" svg:x="4.643cm" svg:y="1.448cm"><text:p text:style-name="P5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9" draw:text-style-name="P8" svg:width="0.858cm" svg:height="0.983cm" svg:x="3.789cm" svg:y="0.988cm"><draw:text-box><text:p text:style-name="P7"><text:span text:style-name="T2">0</text:span></text:p></draw:text-box></draw:frame><draw:frame draw:style-name="gr40" draw:text-style-name="P9" svg:width="0.858cm" svg:height="0.983cm" svg:x="5.789cm" svg:y="1.949cm"><draw:text-box><text:p text:style-name="P7"><text:span text:style-name="T3">2</text:span></text:p></draw:text-box></draw:frame><draw:custom-shape draw:style-name="gr41" draw:text-style-name="P6" svg:width="1.001cm" svg:height="1.001cm" svg:x="7.142cm" svg:y="4.874cm"><text:p text:style-name="P5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2" draw:text-style-name="P8" svg:width="0.858cm" svg:height="0.983cm" svg:x="6.288cm" svg:y="4.412cm"><draw:text-box><text:p text:style-name="P7"><text:span text:style-name="T2">0</text:span></text:p></draw:text-box></draw:frame><draw:frame draw:style-name="gr43" draw:text-style-name="P9" svg:width="0.858cm" svg:height="0.983cm" svg:x="8.289cm" svg:y="5.373cm"><draw:text-box><text:p text:style-name="P7"><text:span text:style-name="T3">1</text:span></text:p></draw:text-box></draw:frame><draw:line draw:style-name="gr44" draw:text-style-name="P6" svg:x1="7.142cm" svg:y1="4.911cm" svg:x2="5.142cm" svg:y2="2.411cm"><text:p/></draw:line><draw:line draw:style-name="gr45" draw:text-style-name="P6" svg:x1="8.142cm" svg:y1="4.911cm" svg:x2="9.142cm" svg:y2="1.911cm"><text:p/></draw:line><draw:line draw:style-name="gr46" draw:text-style-name="P6" svg:x1="5.642cm" svg:y1="1.911cm" svg:x2="8.642cm" svg:y2="1.41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Нейрон 1 — входной. Как видно из алгоритма — все-равно какой нейрон выходной. Для нейрона 1 hops = 1, и от него идут исходящие соединения к нейронам 2 и 3, значит hops(2) = hops(3) = 2.</text:p>
      <text:p text:style-name="Standard">Теперь мы активируем нейроны 2 и 3. Порядок их активации не определен! Так что если нейрон 2 активируется раньше чем 3, то 3 получит на вход новое значение активации нейрона 2, а если позже — то старое. </text:p>
      <text:p text:style-name="Standard">А теперь если представить, что от 3-го нейрона идет симметричная связь ко 2-у? Как тогда?</text:p>
      <text:p text:style-name="Standard">В идеальной системе два нейрона должны срабатывать одновременно и получать старые значения активации друг друга. Но мы не можем так рисковать и не можем чрезмерно усложнять систему ожиданиями. Все должно быть быстро и строго детерминировано.</text:p>
      <text:p text:style-name="Standard"/>
      <text:p text:style-name="Standard">Вопрос: можно ли реализовать соединения нейрона самого к себе? </text:p>
      <text:p text:style-name="Standard">Ответ: Сейчас это не реализовано, но можно. Если hops == свой_hops, то можно отдельно проверять, не является ли удаленный нейрон тем же, что и сам нейрон.</text:p>
      <text:p text:style-name="Standard"/>
      <text:p text:style-name="Standard">Вопрос: <text:s/>Как быть с shortcut топологиями(каскадные сети)?</text:p>
      <text:p text:style-name="Standard">Ответ: для этого в связь вводится параметр latency. Посмотрим на рисунок:</text:p>
      <text:p text:style-name="P4"/>
      <text:p text:style-name="Standard"/>
      <text:p text:style-name="Standard"><draw:g text:anchor-type="paragraph" draw:z-index="3" draw:style-name="gr1"><draw:custom-shape draw:style-name="gr47" draw:text-style-name="P6" svg:width="6.501cm" svg:height="2.001cm" svg:x="4.191cm" svg:y="3.002cm"><text:p text:style-name="P5"><text:span text:style-name="T1">Layer 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6" svg:width="6.501cm" svg:height="2.001cm" svg:x="4.191cm" svg:y="6.502cm"><text:p text:style-name="P5"><text:span text:style-name="T1">Layer 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6" svg:width="6.501cm" svg:height="2.001cm" svg:x="4.191cm" svg:y="0.002cm"><text:p text:style-name="P5"><text:span text:style-name="T1">Layer 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6" svg:width="1.001cm" svg:height="1.001cm" svg:x="7.045cm" svg:y="0.54cm"><text:p text:style-name="P5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1" draw:text-style-name="P8" svg:width="0.858cm" svg:height="0.983cm" svg:x="6.191cm" svg:y="0.078cm"><draw:text-box><text:p text:style-name="P7"><text:span text:style-name="T2">0</text:span></text:p></draw:text-box></draw:frame><draw:frame draw:style-name="gr52" draw:text-style-name="P9" svg:width="0.858cm" svg:height="0.983cm" svg:x="8.191cm" svg:y="1.039cm"><draw:text-box><text:p text:style-name="P7"><text:span text:style-name="T3">?</text:span></text:p></draw:text-box></draw:frame><draw:custom-shape draw:style-name="gr53" draw:text-style-name="P6" svg:width="1.001cm" svg:height="1.001cm" svg:x="4.692cm" svg:y="3.54cm"><text:p text:style-name="P5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4" draw:text-style-name="P8" svg:width="0.858cm" svg:height="0.983cm" svg:x="3.838cm" svg:y="3.078cm"><draw:text-box><text:p text:style-name="P7"><text:span text:style-name="T2">0</text:span></text:p></draw:text-box></draw:frame><draw:frame draw:style-name="gr55" draw:text-style-name="P9" svg:width="0.858cm" svg:height="0.983cm" svg:x="5.838cm" svg:y="4.04cm"><draw:text-box><text:p text:style-name="P7"><text:span text:style-name="T3">2</text:span></text:p></draw:text-box></draw:frame><draw:custom-shape draw:style-name="gr56" draw:text-style-name="P6" svg:width="1.001cm" svg:height="1.001cm" svg:x="7.191cm" svg:y="6.964cm"><text:p text:style-name="P5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7" draw:text-style-name="P8" svg:width="0.858cm" svg:height="0.983cm" svg:x="6.337cm" svg:y="6.502cm"><draw:text-box><text:p text:style-name="P7"><text:span text:style-name="T2">0</text:span></text:p></draw:text-box></draw:frame><draw:frame draw:style-name="gr58" draw:text-style-name="P9" svg:width="0.858cm" svg:height="0.983cm" svg:x="8.338cm" svg:y="7.463cm"><draw:text-box><text:p text:style-name="P7"><text:span text:style-name="T3">1</text:span></text:p></draw:text-box></draw:frame><draw:line draw:style-name="gr59" draw:text-style-name="P6" svg:x1="7.191cm" svg:y1="7.003cm" svg:x2="5.691cm" svg:y2="4.503cm"><text:p/></draw:line><draw:line draw:style-name="gr60" draw:text-style-name="P6" svg:x1="7.69cm" svg:y1="7.002cm" svg:x2="7.69cm" svg:y2="1.502cm"><text:p/></draw:line><draw:line draw:style-name="gr61" draw:text-style-name="P6" svg:x1="5.691cm" svg:y1="4.002cm" svg:x2="7.191cm" svg:y2="1.502cm"><text:p/></draw:line><draw:frame draw:style-name="gr62" draw:text-style-name="P10" svg:width="0.858cm" svg:height="0.983cm" svg:x="5.692cm" svg:y="5.502cm"><draw:text-box><text:p text:style-name="P7"><text:span text:style-name="T4">1</text:span></text:p></draw:text-box></draw:frame><draw:frame draw:style-name="gr63" draw:text-style-name="P10" svg:width="0.858cm" svg:height="0.983cm" svg:x="5.838cm" svg:y="2.039cm"><draw:text-box><text:p text:style-name="P7"><text:span text:style-name="T4">1</text:span></text:p></draw:text-box></draw:frame><draw:frame draw:style-name="gr64" draw:text-style-name="P10" svg:width="0.858cm" svg:height="0.983cm" svg:x="7.69cm" svg:y="5.003cm"><draw:text-box><text:p text:style-name="P7"><text:span text:style-name="T4">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Формально, такая топология не должна работать, потому что hops(3) будет назначен равным 2. Но очевидно, что это сеть с каскадом, которая должна поддерживаться библиотекой. </text:p>
      <text:p text:style-name="Standard">Для поддержки таких топологий, для связи вводится параметр latency. По умолчанию у всех связей он равен 1 и характеризует скорость прохождения импульса через синапс.</text:p>
      <text:p text:style-name="Standard">Для каскадных соединений его можно принудительно установить равным 2. Вспомним алгоритм присвоения параметра hops. Hops = свой_hops + 1. Алгоритм модифицирован и hops для другого нейрона равен свой_hops + link_latency. Т.е. На первой итерации алгоритма нейрону 3 будет назначен параметр hops = 3 и нейрон НЕ попадает в следующий фронт, т.е. не обрабатывается. Попадет он в фронт аж на следующей итерации.</text:p>
      <text:p text:style-name="Standard">Примечание: пока что latency не реализован и возможны проблемы с его реализацией в некоторых тополог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draw:hatch draw:name="Red_20_Crossed_20_45_20_Degrees" draw:display-name="Red Crossed 45 Degrees" draw:style="double" draw:color="#800000" draw:distance="0.043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1T13:09:05</meta:creation-date>
    <dc:date>2009-03-11T13:58:59</dc:date>
    <meta:editing-duration>PT00H32M44S</meta:editing-duration>
    <meta:editing-cycles>5</meta:editing-cycles>
    <meta:generator>OpenOffice.org/3.0$Unix OpenOffice.org_project/300m21$Build-9319</meta:generator>
    <meta:document-statistic meta:table-count="0" meta:image-count="0" meta:object-count="0" meta:page-count="4" meta:paragraph-count="45" meta:word-count="921" meta:character-count="5770"/>
    <meta:user-defined meta:name="Поле 1"/>
    <meta:user-defined meta:name="Поле 2"/>
    <meta:user-defined meta:name="Поле 3"/>
    <meta:user-defined meta:name="Поле 4"/>
  </office:meta>
</office:document-meta>
</file>